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7d3"/>
    </style:style>
    <style:style style:name="T1" style:family="text">
      <style:text-properties officeooo:rsid="00096954"/>
    </style:style>
    <style:style style:name="T2" style:family="text">
      <style:text-properties officeooo:rsid="000ad8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&gt; CREATE DATABASE student2;</text:p>
      <text:p text:style-name="Standard"/>
      <text:p text:style-name="Standard">mysql&gt; USE student2</text:p>
      <text:p text:style-name="Standard">Database changed</text:p>
      <text:p text:style-name="Standard"/>
      <text:p text:style-name="Standard"><text:span text:style-name="T1">1-----------</text:span>mysql&gt; CREATE TABLE student(student_id INT,name VARCHAR(20),mark INT(3),city VARCHAR(15),hod VARCHAR(10));</text:p>
      <text:p text:style-name="Standard">Query OK, 0 rows affected (0.12 sec)</text:p>
      <text:p text:style-name="Standard"/>
      <text:p text:style-name="P1">mysql&gt; DESC student;</text:p>
      <text:p text:style-name="P1">+------------+-------------+------+-----+---------+-------+</text:p>
      <text:p text:style-name="P1">| Field <text:s text:c="5"/>| Type <text:s text:c="7"/>| Null | Key | Default | Extra |</text:p>
      <text:p text:style-name="P1">+------------+-------------+------+-----+---------+-------+</text:p>
      <text:p text:style-name="P1">| student_id | int(11) <text:s text:c="4"/>| YES <text:s/>| <text:s text:c="4"/>| NULL <text:s text:c="3"/>| <text:s text:c="6"/>|</text:p>
      <text:p text:style-name="P1">| name <text:s text:c="6"/>| varchar(20) | YES <text:s/>| <text:s text:c="4"/>| NULL <text:s text:c="3"/>| <text:s text:c="6"/>|</text:p>
      <text:p text:style-name="P1">| mark <text:s text:c="6"/>| int(3) <text:s text:c="5"/>| YES <text:s/>| <text:s text:c="4"/>| NULL <text:s text:c="3"/>| <text:s text:c="6"/>|</text:p>
      <text:p text:style-name="P1">| city <text:s text:c="6"/>| varchar(15) | YES <text:s/>| <text:s text:c="4"/>| NULL <text:s text:c="3"/>| <text:s text:c="6"/>|</text:p>
      <text:p text:style-name="P1">| hod <text:s text:c="7"/>| varchar(10) | YES <text:s/>| <text:s text:c="4"/>| NULL <text:s text:c="3"/>| <text:s text:c="6"/>|</text:p>
      <text:p text:style-name="P1">+------------+-------------+------+-----+---------+-------+</text:p>
      <text:p text:style-name="P1">5 rows in set (0.00 sec)</text:p>
      <text:p text:style-name="Standard"/>
      <text:p text:style-name="Standard"><text:span text:style-name="T1">2--------------</text:span>mysql&gt; INSERT INTO student VALUES(10,"vimal",30,"thrissur","it"),(38,"akhil",5,"kundara","it"),(18,"vishnu",50,"kayamkulam","it"),(5,"jade",20,"kollam","arts"),(20,"sreechand",100,"kannur","mech");</text:p>
      <text:p text:style-name="Standard">Query OK, 5 rows affected (0.02 sec)</text:p>
      <text:p text:style-name="Standard">Records: 5 <text:s/>Duplicates: 0 <text:s/>Warnings: 0</text:p>
      <text:p text:style-name="Standard"/>
      <text:p text:style-name="Standard">mysql&gt; SELECT * FROM student;</text:p>
      <text:p text:style-name="Standard">+------------+-----------+------+------------+------+</text:p>
      <text:p text:style-name="Standard">| student_id | name <text:s text:c="5"/>| mark | city <text:s text:c="6"/>| hod <text:s/>|</text:p>
      <text:p text:style-name="Standard">+------------+-----------+------+------------+------+</text:p>
      <text:p text:style-name="Standard">| <text:s text:c="8"/>10 | vimal <text:s text:c="4"/>| <text:s text:c="2"/>30 | thrissur <text:s text:c="2"/>| it <text:s text:c="2"/>|</text:p>
      <text:p text:style-name="Standard">| <text:s text:c="8"/>38 | akhil <text:s text:c="4"/>| <text:s text:c="3"/>5 | kundara <text:s text:c="3"/>| it <text:s text:c="2"/>|</text:p>
      <text:p text:style-name="Standard">| <text:s text:c="8"/>18 | vishnu <text:s text:c="3"/>| <text:s text:c="2"/>50 | kayamkulam | it <text:s text:c="2"/>|</text:p>
      <text:p text:style-name="Standard">| <text:s text:c="9"/>5 | jade <text:s text:c="5"/>| <text:s text:c="2"/>20 | kollam <text:s text:c="4"/>| arts |</text:p>
      <text:p text:style-name="Standard">| <text:s text:c="8"/>20 | sreechand | <text:s/>100 | kannur <text:s text:c="4"/>| mech |</text:p>
      <text:p text:style-name="Standard">+------------+-----------+------+------------+------+</text:p>
      <text:p text:style-name="Standard">5 rows in set (0.00 sec)</text:p>
      <text:p text:style-name="Standard"/>
      <text:p text:style-name="Standard"><text:span text:style-name="T1">3-----------</text:span>mysql&gt; CREATE TABLE DEPARTMENT(dep_id INT,dname VARCHAR(10),hod VARCHAR(5),staff_no INT);</text:p>
      <text:p text:style-name="Standard">Query OK, 0 rows affected (0.06 sec)</text:p>
      <text:p text:style-name="Standard"/>
      <text:p text:style-name="Standard">mysql&gt; SHOW TABLES;</text:p>
      <text:p text:style-name="Standard">+--------------------+</text:p>
      <text:p text:style-name="Standard">| Tables_in_student2 |</text:p>
      <text:p text:style-name="Standard">+--------------------+</text:p>
      <text:p text:style-name="Standard">| DEPARTMENT <text:s text:c="8"/>|</text:p>
      <text:p text:style-name="Standard">| student <text:s text:c="11"/>|</text:p>
      <text:p text:style-name="Standard">+--------------------+</text:p>
      <text:p text:style-name="Standard">2 rows in set (0.01 sec)</text:p>
      <text:p text:style-name="Standard"/>
      <text:p text:style-name="Standard"><text:soft-page-break/></text:p>
      <text:p text:style-name="Standard"><text:span text:style-name="T1">4-------------</text:span>mysql&gt; INSERT INTO DEPARTMENT VALUES (10,"cs","kiran",12),(11,"mech","dane",32);</text:p>
      <text:p text:style-name="Standard">Query OK, 2 rows affected (0.00 sec)</text:p>
      <text:p text:style-name="Standard">Records: 2 <text:s/>Duplicates: 0 <text:s/>Warnings: 0</text:p>
      <text:p text:style-name="Standard"/>
      <text:p text:style-name="Standard">mysql&gt; SELECT * FROM DEPARTMENT;</text:p>
      <text:p text:style-name="Standard">+--------+-------+-------+----------+</text:p>
      <text:p text:style-name="Standard">| dep_id | dname | hod <text:s text:c="2"/>| staff_no |</text:p>
      <text:p text:style-name="Standard">+--------+-------+-------+----------+</text:p>
      <text:p text:style-name="Standard">| <text:s text:c="4"/>10 | cs <text:s text:c="3"/>| kiran | <text:s text:c="6"/>12 |</text:p>
      <text:p text:style-name="Standard">| <text:s text:c="4"/>11 | mech <text:s/>| dane <text:s/>| <text:s text:c="6"/>32 |</text:p>
      <text:p text:style-name="Standard">+--------+-------+-------+----------+</text:p>
      <text:p text:style-name="Standard">2 rows in set (0.01 sec)</text:p>
      <text:p text:style-name="Standard"/>
      <text:p text:style-name="Standard"><text:span text:style-name="T1">5--------------</text:span>mysql&gt; ALTER TABLE student ADD PRIMARY KEY(student_id);</text:p>
      <text:p text:style-name="Standard">Query OK, 0 rows affected (0.12 sec)</text:p>
      <text:p text:style-name="Standard">Records: 0 <text:s/>Duplicates: 0 <text:s/>Warnings: 0</text:p>
      <text:p text:style-name="Standard"/>
      <text:p text:style-name="Standard"><text:span text:style-name="T1">6---------------</text:span>mysql&gt; SELECT * FROM student;</text:p>
      <text:p text:style-name="Standard">+------------+-----------+------+------------+------+</text:p>
      <text:p text:style-name="Standard">| student_id | name <text:s text:c="5"/>| mark | city <text:s text:c="6"/>| hod <text:s/>|</text:p>
      <text:p text:style-name="Standard">+------------+-----------+------+------------+------+</text:p>
      <text:p text:style-name="Standard">| <text:s text:c="9"/>5 | jade <text:s text:c="5"/>| <text:s text:c="2"/>20 | kollam <text:s text:c="4"/>| arts |</text:p>
      <text:p text:style-name="Standard">| <text:s text:c="8"/>10 | vimal <text:s text:c="4"/>| <text:s text:c="2"/>30 | thrissur <text:s text:c="2"/>| it <text:s text:c="2"/>|</text:p>
      <text:p text:style-name="Standard">| <text:s text:c="8"/>18 | vishnu <text:s text:c="3"/>| <text:s text:c="2"/>50 | kayamkulam | it <text:s text:c="2"/>|</text:p>
      <text:p text:style-name="Standard">| <text:s text:c="8"/>20 | sreechand | <text:s/>100 | kannur <text:s text:c="4"/>| mech |</text:p>
      <text:p text:style-name="Standard">| <text:s text:c="8"/>38 | akhil <text:s text:c="4"/>| <text:s text:c="3"/>5 | kundara <text:s text:c="3"/>| it <text:s text:c="2"/>|</text:p>
      <text:p text:style-name="Standard">+------------+-----------+------+------------+------+</text:p>
      <text:p text:style-name="Standard">5 rows in set (0.01 sec)</text:p>
      <text:p text:style-name="Standard"/>
      <text:p text:style-name="Standard"><text:span text:style-name="T1">7-----------</text:span>mysql&gt; SELECT student_id,name FROM student;</text:p>
      <text:p text:style-name="Standard">+------------+-----------+</text:p>
      <text:p text:style-name="Standard">| student_id | name <text:s text:c="5"/>|</text:p>
      <text:p text:style-name="Standard">+------------+-----------+</text:p>
      <text:p text:style-name="Standard">| <text:s text:c="9"/>5 | jade <text:s text:c="5"/>|</text:p>
      <text:p text:style-name="Standard">| <text:s text:c="8"/>10 | vimal <text:s text:c="4"/>|</text:p>
      <text:p text:style-name="Standard">| <text:s text:c="8"/>18 | vishnu <text:s text:c="3"/>|</text:p>
      <text:p text:style-name="Standard">| <text:s text:c="8"/>20 | sreechand |</text:p>
      <text:p text:style-name="Standard">| <text:s text:c="8"/>38 | akhil <text:s text:c="4"/>|</text:p>
      <text:p text:style-name="Standard">+------------+-----------+</text:p>
      <text:p text:style-name="Standard">5 rows in set (0.00 sec)</text:p>
      <text:p text:style-name="Standard"/>
      <text:p text:style-name="Standard"><text:span text:style-name="T1">8--------------------</text:span>mysql&gt; SELECT name FROM student WHERE mark&gt;30;</text:p>
      <text:p text:style-name="Standard">+-----------+</text:p>
      <text:p text:style-name="Standard">| name <text:s text:c="5"/>|</text:p>
      <text:p text:style-name="Standard">+-----------+</text:p>
      <text:p text:style-name="Standard">| vishnu <text:s text:c="3"/>|</text:p>
      <text:p text:style-name="Standard">| sreechand |</text:p>
      <text:p text:style-name="Standard">+-----------+</text:p>
      <text:p text:style-name="Standard">2 rows in set (0.00 sec)</text:p>
      <text:p text:style-name="Standard"/>
      <text:p text:style-name="Standard"><text:soft-page-break/></text:p>
      <text:p text:style-name="Standard"><text:span text:style-name="T1">9----------------</text:span>mysql&gt; ALTER TABLE DEPARTMENT ADD block_no INT;</text:p>
      <text:p text:style-name="Standard">Query OK, 0 rows affected (0.13 sec)</text:p>
      <text:p text:style-name="Standard">Records: 0 <text:s/>Duplicates: 0 <text:s/>Warnings: 0</text:p>
      <text:p text:style-name="Standard"/>
      <text:p text:style-name="Standard"><text:span text:style-name="T1">10--------------</text:span>mysql&gt; ALTER TABLE student DROP mark;</text:p>
      <text:p text:style-name="Standard">Query OK, 0 rows affected (0.12 sec)</text:p>
      <text:p text:style-name="Standard">Records: 0 <text:s/>Duplicates: 0 <text:s/>Warnings: 0</text:p>
      <text:p text:style-name="Standard"/>
      <text:p text:style-name="Standard"><text:span text:style-name="T1">11---------------</text:span>mysql&gt; ALTER TABLE DEPARTMENT MODIFY block_no VARCHAR(10);</text:p>
      <text:p text:style-name="Standard">Query OK, 2 rows affected (0.14 sec)</text:p>
      <text:p text:style-name="Standard">Records: 2 <text:s/>Duplicates: 0 <text:s/>Warnings: 0</text:p>
      <text:p text:style-name="Standard"/>
      <text:p text:style-name="Standard"><text:span text:style-name="T1">12----------------</text:span>mysql&gt; UPDATE DEPARTMENT SET block_no="B1" WHERE dname="mech"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SELECT * FROM DEPARTMENT;</text:p>
      <text:p text:style-name="Standard">+--------+-------+-------+----------+----------+</text:p>
      <text:p text:style-name="Standard">| dep_id | dname | hod <text:s text:c="2"/>| staff_no | block_no |</text:p>
      <text:p text:style-name="Standard">+--------+-------+-------+----------+----------+</text:p>
      <text:p text:style-name="Standard">| <text:s text:c="4"/>10 | cs <text:s text:c="3"/>| kiran | <text:s text:c="6"/>12 | NULL <text:s text:c="4"/>|</text:p>
      <text:p text:style-name="Standard">| <text:s text:c="4"/>11 | mech <text:s/>| dane <text:s/>| <text:s text:c="6"/>32 | B1 <text:s text:c="6"/>|</text:p>
      <text:p text:style-name="Standard">+--------+-------+-------+----------+----------+</text:p>
      <text:p text:style-name="Standard">2 rows in set (0.00 sec)</text:p>
      <text:p text:style-name="Standard"/>
      <text:p text:style-name="Standard"><text:span text:style-name="T1">13------------------</text:span>mysql&gt; DELETE FROM DEPARTMENT WHERE dname="mech";</text:p>
      <text:p text:style-name="Standard">Query OK, 1 row affected (0.02 sec)</text:p>
      <text:p text:style-name="Standard"/>
      <text:p text:style-name="Standard">mysql&gt; SELECT * FROM DEPARTMENT;</text:p>
      <text:p text:style-name="Standard">+--------+-------+-------+----------+----------+</text:p>
      <text:p text:style-name="Standard">| dep_id | dname | hod <text:s text:c="2"/>| staff_no | block_no |</text:p>
      <text:p text:style-name="Standard">+--------+-------+-------+----------+----------+</text:p>
      <text:p text:style-name="Standard">| <text:s text:c="4"/>10 | cs <text:s text:c="3"/>| kiran | <text:s text:c="6"/>12 | NULL <text:s text:c="4"/>|</text:p>
      <text:p text:style-name="Standard">+--------+-------+-------+----------+----------+</text:p>
      <text:p text:style-name="Standard">1 row in set (0.00 sec)</text:p>
      <text:p text:style-name="Standard"/>
      <text:p text:style-name="Standard"/>
      <text:p text:style-name="Standard">CREATE TABLE order<text:span text:style-name="T2">s</text:span> (order_id INT PRIMARY KEY,order_no INT NOT NULL,person_id INT,FOREIGN KEY (person_id) REFERENCES person(person_i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03T14:12:06.664368074</meta:creation-date>
    <dc:date>2026-02-03T15:47:57.865846055</dc:date>
    <meta:editing-duration>PT1H13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14" meta:word-count="774" meta:character-count="4990" meta:non-whitespace-character-count="3947"/>
  </office:meta>
</office:document-meta>
</file>